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396b7" officeooo:paragraph-rsid="001396b7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4eafe" officeooo:paragraph-rsid="0014eafe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54b55" officeooo:paragraph-rsid="00154b55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7ef88" officeooo:paragraph-rsid="0017ef88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8b90a" officeooo:paragraph-rsid="0018b90a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a273e" officeooo:paragraph-rsid="001a273e"/>
    </style:style>
    <style:style style:name="P7" style:family="paragraph" style:parent-style-name="Title" style:master-page-name="Standard">
      <style:paragraph-properties fo:text-align="center" style:justify-single-word="false" style:page-number="auto"/>
      <style:text-properties officeooo:paragraph-rsid="001396b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4eafe"/>
    </style:style>
    <style:style style:name="T3" style:family="text">
      <style:text-properties fo:language="en" fo:country="US" officeooo:rsid="00154b55"/>
    </style:style>
    <style:style style:name="T4" style:family="text">
      <style:text-properties fo:language="en" fo:country="US" officeooo:rsid="0018b9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Pr</text:span><text:bookmark text:name="_GoBack"/><text:span text:style-name="T1">oject Enjoy Møte Referat</text:span></text:p>
      <text:p text:style-name="P1"><text:span text:style-name="T1">Hvor: UiA, C3 081</text:span></text:p>
      <text:p text:style-name="P1"><text:span text:style-name="T1">Når: 24. Oktober 2016, 09.00 – 12.00</text:span></text:p>
      <text:p text:style-name="P1"><text:span text:style-name="T1">Hvem: Kristoffer, Martin, Vetle og Vebjørn</text:span></text:p>
      <text:p text:style-name="P1"><text:span text:style-name="T1">Hv</text:span><text:span text:style-name="T2">a:</text:span></text:p>
      <text:list xml:id="list3372161304918456240" text:style-name="L1">
        <text:list-item>
          <text:p text:style-name="P2"><text:span text:style-name="T1">Bestemme hva vi vil ha ferdig </text:span><text:span text:style-name="T3">i</text:span><text:span text:style-name="T1"> working demo til torsdag.</text:span></text:p>
        </text:list-item>
        <text:list-item>
          <text:p text:style-name="P3"><text:span text:style-name="T1">Pushe/pulle det vi har gjort</text:span></text:p>
        </text:list-item>
        <text:list-item>
          <text:p text:style-name="P3"><text:span text:style-name="T1">Fordele oppgaver for uka</text:span></text:p>
        </text:list-item>
        <text:list-item>
          <text:p text:style-name="P4"><text:span text:style-name="T1">Lage spill vindu</text:span></text:p>
        </text:list-item>
        <text:list-item>
          <text:p text:style-name="P5"><text:span text:style-name="T1">Lage karakter med animasjon og bevegelse funksjoner</text:span></text:p>
        </text:list-item>
        <text:list-item>
          <text:p text:style-name="P6"><text:span text:style-name="T1">Begynne å jobbe med våre oppgaver</text:span></text:p>
        </text:list-item>
      </text:list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09:20:21.061592827</meta:creation-date>
    <dc:date>2016-10-24T11:50:54.950500278</dc:date>
    <meta:editing-duration>PT55M59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1" meta:word-count="63" meta:character-count="340" meta:non-whitespace-character-count="293"/>
  </office:meta>
</office:document-meta>
</file>